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a4b" officeooo:paragraph-rsid="0005ea4b"/>
    </style:style>
    <style:style style:name="P2" style:family="paragraph" style:parent-style-name="Standard" style:list-style-name="L1">
      <style:text-properties officeooo:rsid="0005ea4b" officeooo:paragraph-rsid="0005ea4b"/>
    </style:style>
    <style:style style:name="P3" style:family="paragraph" style:parent-style-name="Standard">
      <style:text-properties officeooo:rsid="0008e758" officeooo:paragraph-rsid="0008e758"/>
    </style:style>
    <style:style style:name="P4" style:family="paragraph" style:parent-style-name="Standard" style:list-style-name="L2">
      <style:text-properties officeooo:rsid="0008e758" officeooo:paragraph-rsid="0008e758"/>
    </style:style>
    <style:style style:name="T1" style:family="text">
      <style:text-properties officeooo:rsid="00066f3e"/>
    </style:style>
    <style:style style:name="T2" style:family="text">
      <style:text-properties officeooo:rsid="0008e758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ease 5.4 – SD-WAN, Manage wifi, IPC, SIP, and SASE</text:p>
      <text:p text:style-name="P1"/>
      <text:p text:style-name="P1">Concepts: </text:p>
      <text:list xml:id="list2535168897" text:style-name="L1">
        <text:list-item>
          <text:p text:style-name="P2">Radius Auth from on-prem &amp; cloud DC</text:p>
        </text:list-item>
        <text:list-item>
          <text:p text:style-name="P2">VLAN 300-307</text:p>
        </text:list-item>
        <text:list-item>
          <text:p text:style-name="P2">Product integrations </text:p>
        </text:list-item>
      </text:list>
      <text:p text:style-name="P1"/>
      <text:p text:style-name="P1"/>
      <text:p text:style-name="P1"/>
      <text:p text:style-name="P1">Radius</text:p>
      <text:p text:style-name="P1"/>
      <text:p text:style-name="P1">Authentication server can be located on 1 of 2 locations for full Interop integrations. <text:span text:style-name="T1">On-prem options include any private network managed by the Velo SD-WAN. Cloud options include RS cloud, Public </text:span><text:span text:style-name="T2">Internet or cloud private peering.</text:span></text:p>
      <text:p text:style-name="P1"/>
      <text:p text:style-name="P3">Steps for Implementation:</text:p>
      <text:p text:style-name="P3"/>
      <text:list xml:id="list1028720691" text:style-name="L2">
        <text:list-item>
          <text:p text:style-name="P4">Create Radius authentication server (customer provided or RS as part of SASE)</text:p>
        </text:list-item>
        <text:list-item>
          <text:p text:style-name="P4">Create firewall rules to allow routes from the DG to the domain controller</text:p>
        </text:list-item>
        <text:list-item>
          <text:p text:style-name="P4">Add a client for each DG in the Radius server. Each DG will have a different secret key</text:p>
        </text:list-item>
        <text:list-item>
          <text:p text:style-name="P4">??Add the secret key and DC IP address to each DG <text:span text:style-name="T4">(UWP or manual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0:31:20.413123159</meta:creation-date>
    <meta:editing-duration>PT3H36M</meta:editing-duration>
    <meta:editing-cycles>3</meta:editing-cycles>
    <meta:generator>LibreOffice/7.3.7.2$Linux_X86_64 LibreOffice_project/30$Build-2</meta:generator>
    <dc:date>2024-04-01T14:17:43.761531330</dc:date>
    <meta:document-statistic meta:table-count="0" meta:image-count="0" meta:object-count="0" meta:page-count="1" meta:paragraph-count="12" meta:word-count="125" meta:character-count="712" meta:non-whitespace-character-count="603"/>
  </office:meta>
</office:document-meta>
</file>